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style:font-name-complex="Times" style:font-size-complex="9pt" style:font-style-complex="italic"/>
    </style:style>
    <style:style style:name="P3" style:family="paragraph" style:parent-style-name="Standard">
      <style:paragraph-properties fo:text-align="justify" style:justify-single-word="false"/>
      <style:text-properties style:font-style-complex="italic"/>
    </style:style>
    <style:style style:name="P4" style:family="paragraph" style:parent-style-name="Standard" style:master-page-name="Standard">
      <style:paragraph-properties fo:text-align="justify" style:justify-single-word="false" style:page-number="auto"/>
    </style:style>
    <style:style style:name="P5" style:family="paragraph" style:parent-style-name="Text_20_body">
      <style:text-properties style:font-style-complex="normal"/>
    </style:style>
    <style:style style:name="T1" style:family="text">
      <style:text-properties fo:font-weight="bold" style:font-weight-asian="bold" style:font-weight-complex="bold"/>
    </style:style>
    <style:style style:name="T2" style:family="text">
      <style:text-properties fo:font-weight="bold" style:font-weight-asian="bold" style:font-style-complex="italic"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name="Times" style:font-name-complex="Times" style:font-size-complex="9pt" style:font-style-complex="italic"/>
    </style:style>
    <style:style style:name="T6" style:family="text">
      <style:text-properties style:font-name="Times" fo:font-style="italic" style:font-style-asian="italic" style:font-name-complex="Times" style:font-size-complex="9pt"/>
    </style:style>
    <style:style style:name="T7" style:family="text">
      <style:text-properties style:font-name="Times" fo:font-weight="bold" style:font-weight-asian="bold" style:font-name-complex="Times" style:font-size-complex="9pt" style:font-style-complex="italic" style:font-weight-complex="bold"/>
    </style:style>
    <style:style style:name="T8" style:family="text">
      <style:text-properties fo:text-transform="uppercase" style:font-name="Times" style:font-name-complex="Times" style:font-size-complex="9pt" style:font-style-complex="italic"/>
    </style:style>
    <style:style style:name="T9" style:family="text">
      <style:text-properties style:text-position="super 58%"/>
    </style:style>
    <style:style style:name="T10" style:family="text">
      <style:text-properties style:text-position="super 58%" style:font-name="Times" style:font-name-complex="Times" style:font-size-complex="9pt" style:font-style-complex="italic"/>
    </style:style>
    <style:style style:name="T11" style:family="text">
      <style:text-properties style:text-position="super 58%" fo:font-style="italic" style:font-style-asian="italic"/>
    </style:style>
    <style:style style:name="T12" style:family="text">
      <style:text-properties style:text-position="super 58%" style:font-style-complex="italic"/>
    </style:style>
    <style:style style:name="T13" style:family="text">
      <style:text-properties style:text-position="super 58%" style:font-style-complex="normal"/>
    </style:style>
    <style:style style:name="T14" style:family="text">
      <style:text-properties fo:font-variant="small-caps"/>
    </style:style>
    <style:style style:name="T15" style:family="text">
      <style:text-properties fo:font-variant="small-caps" style:font-name="Times" style:font-name-complex="Times" style:font-size-complex="9pt" style:font-style-complex="italic"/>
    </style:style>
    <style:style style:name="T16" style:family="text">
      <style:text-properties fo:font-variant="small-caps" style:font-style-complex="italic"/>
    </style:style>
    <style:style style:name="T17" style:family="text">
      <style:text-properties fo:font-variant="small-caps" style:font-style-complex="normal"/>
    </style:style>
    <style:style style:name="T18" style:family="text">
      <style:text-properties style:font-style-complex="italic"/>
    </style:style>
    <style:style style:name="T19" style:family="text">
      <style:text-properties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alamus, notes historiques</text:p>
      <text:p text:style-name="P1"/>
      <text:p text:style-name="Corps_20_de_20_texte_20_2">Adopter une position globale pour la manière de citer les noms des personnages historiques : conserver la graphie d’origine occitane</text:p>
      <text:p text:style-name="P1"/>
      <text:p text:style-name="P1"><text:span text:style-name="T1">1088</text:span> : La date est corrompue mais il s’agit clairement d’une allusion au pillage de Barcelone par Al-Mansûr, [de son vrai nom Muhammad Ibn Abi Aamir], qui gouverna Al-Andalus au nom du calife Hisham II. Il s’empara de Barcelone en 985. </text:p>
      <text:p text:style-name="P1"><text:span text:style-name="T4">Vairantes : </text:span>Le ms de Bruxelles (fol. 13), le H 119 (fol. LXXXII) et le ms fr 11795 (fol. LXI v°) citent nommément « l’Almassor ». </text:p>
      <text:p text:style-name="P1"><text:s/></text:p>
      <text:p text:style-name="P1"><text:span text:style-name="T1">1099</text:span> : Prise de Jérusalem par les chrétiens à l’issue de la première croisade. Il est en revanche difficile de savoir à quoi fait allusion la date de la perte de Jérusalem en 1104. Il est possible que la date soit très corrompue et renvoie soit à la prise de la ville par Saladin le 3 octobre 1187, soit à la reprise par les Turcs qui eut lieu le 11 juillet 1244 après que la ville eut été remise à l’empereur Frédéric II en 1229. </text:p>
      <text:p text:style-name="P1"><text:span text:style-name="T4">Variantes : </text:span>Le H 119 précise que la perte de Jérusalem eut lieu le 8 juillet 1104 (fol. LXXXII). Le ms fr 14507 donne pourtant la date de 1187 pour la perte de Jérusalem même s’il la place au mois de juillet (fol. 47 v°).</text:p>
      <text:p text:style-name="Standard"/>
      <text:p text:style-name="P1"><text:span text:style-name="T1">1114 </text:span>: <text:span text:style-name="T5">Il s’agit de l’expédition menée en 1114-1115 et qui aboutit à la prise d’Ibiza et Majorque. Menée sous la direction de Raimon Berenguier </text:span><text:span text:style-name="T8">iii (1082-1131)</text:span><text:span text:style-name="T5">, comte de Barcelone, et non sous celle de Jaume d’Aragon, elle vit la participation de Guilhem V, seigneur de Montpellier, ce qui explique cette mention. Ces îles ayant été très vite reprises par les Musulmans, il y a ici une confusion entre cette première expédition et celle menée plus tard par Jacques le Conquérant en 1229 et qui aboutit à la reconquête définitive de Majorque. </text:span><text:span text:style-name="T6">Variantes :</text:span><text:span text:style-name="T5"> Ni le ms de Bruxelles, ni le H 119, ni le ms fr 11795 ne font cette confusion. </text:span></text:p>
      <text:p text:style-name="P2"/>
      <text:p text:style-name="P1"><text:span text:style-name="T7">1148 </text:span><text:span text:style-name="T5">: prise d’Almeria qui eut lieu le 17 octobre 1147 et fut l’œuvre conjointe d’Alfonso VII de Castille (1105-1157) et de Ramon Berenguer </text:span><text:span text:style-name="T8">iv</text:span><text:span text:style-name="T5"> (1113-1162) comte de Barcelone et de Provence. Guilhem VI, seigneur de Montpellier, participa à la prise d’Almeria. </text:span></text:p>
      <text:p text:style-name="P1"><text:span text:style-name="T6">Variantes :</text:span><text:span text:style-name="T5"> Le ms de Bruxelles (fol. 13) et le H 119 (fol. LXXXII) datent cette prise du mois de septembre comme le ms fr 11795 qui évoque le comte de Barcelone (fol. LXVI v°).</text:span></text:p>
      <text:p text:style-name="P2"/>
      <text:p text:style-name="P1"><text:span text:style-name="T7">1141</text:span><text:span text:style-name="T5"> : Le sens de cette mention est plus explicite dans les manuscrits qui précisent que cette cherté est à mettre en relation avec le siège de Montpellier par Guilhem VI. Ce seigneur avait en effet été chassé de la ville par un mouvement de type communal et avait du se réfugier à Lattes. Il ne put entrer de nouveau en possession de Montpellier qu’en 1143 à la suite d’un long siège pour lequel il avait reçu le renfort du comte de Barcelone, Ramon Berenguer IV qui, après la prise de la ville, fit bâtir une tour. Il n’est pas sans intérêt de constater que ces événements ne sont nullement mentionnés ici. </text:span></text:p>
      <text:p text:style-name="P1"><text:span text:style-name="T6">Variantes : </text:span><text:span text:style-name="T5">Voici la version livrée par le H 119 : « En l’an de M e C XLI giteron los homes de Montpelier en G. de Montpelier de la vila et s’en anet a Latas, e duret la batalha ii ans. E</text:span><text:span text:style-name="T10">.</text:span><text:span text:style-name="T5">l coms de Barsalona rendet li la vila, per assetge. Et adonc valian X favas I denier. E</text:span><text:span text:style-name="T10">.</text:span><text:span text:style-name="T5">l coms de Barsalona basti la torre de Montpelier » (fol. LXXXII). </text:span></text:p>
      <text:p text:style-name="P2"/>
      <text:p text:style-name="P1"><text:span text:style-name="T7">1149</text:span><text:span text:style-name="T5"> : prise de Tortose par Ramon Berenguer IV, comte de Barcelone, comte régent de Provence. Guilhem VI participa à la prise de Tortose. Dès 1136, il avait reçu en fief de la part du comte de Barcelone un tiers de cette ville en prévision de cette conquête : le texte de cette donation daté du 28 décembre 1136 est édité par A. </text:span><text:span text:style-name="T15">Germain</text:span><text:span text:style-name="T5">, Liber instrumentorum memoralium : </text:span><text:span text:style-name="T6">Cartulaire des Guilhems de Montpellier</text:span><text:span text:style-name="T5">, Société Archéologique de Montpellier, Montpellier, 1884-1886, fascicule 2, p. 284-285. Guilhem VI légua dans son testament cette part à son fils puîné Guilhem qui prit le </text:span><text:soft-page-break/><text:span text:style-name="T5">nom de Guilhem de Tortosa. </text:span></text:p>
      <text:p text:style-name="P1"><text:span text:style-name="T6">Variantes </text:span><text:span text:style-name="T5">: Le ms de Bruxelles date cette prise du mois de janvier </text:span></text:p>
      <text:p text:style-name="P2"/>
      <text:p text:style-name="P1"><text:span text:style-name="T2">1156</text:span><text:span text:style-name="T18"> : La date est à corriger. Ramon Berenguer IV, comte de Barcelone et comte régent de Provence, mourut en 1162, non en Provence mais à Borgo San Dalmazzo en Piémont alors qu’il se rendait auprès de l’empereur Frédéric Barberousse. Quant à son neveu Raimon Berenger III, comte de Provence, il mourut en 1166 devant Nice qu’il assiégeait.</text:span></text:p>
      <text:p text:style-name="P1"><text:span text:style-name="T3">Variantes </text:span><text:span text:style-name="T18">: Le ms de Bruxelles date cette mort de 1155.</text:span></text:p>
      <text:p text:style-name="P3"/>
      <text:p text:style-name="P1"><text:span text:style-name="T2">1136</text:span><text:span text:style-name="T18"> (à corriger en 1196) : Fils de Ramon Berenguer IV, comte de Barcelone, Alfonso II d’Aragon, né en 1157 à Huesca mourut à Perpignan le 25 avril 1196 à Perpignan. Il fut le premier souverain à régner à la fois sur le royaume d’Aragon et le comté de Barcelone. Uc III de Millau, comte de Rodez, mourut à Millau en 1196. Raimon VI, comte de Toulouse, épousa à Rouen en quatrièmes noces en octobre 1196 Jeanne d’Angleterre (1165-1199), fille du roi d’Angleterre Henri II Plantagenêt et d’Aliénor d’Aquitaine. C’est de ce mariage qui venait sceller l’alliance entre Richard Cœur de Lion et Raimon VI que naquit le futur comte Raimon VII. Jeanne d’Angleterre apporta en dot au comte l’Agenais et le Quercy. </text:span></text:p>
      <text:p text:style-name="P1"><text:span text:style-name="T3">Variantes </text:span><text:span text:style-name="T18">: Le ms de Bruxelles donne la date correcte du mariage de Raimon VI et de Jeanne d’Angleterre (fol. 15) ; en revanche, il se trompe en plaçant en 1206 la mort d’Uc et celle d’Alfonso II mais précise que cette dernière survint au mois d’avril, le vendredi suivant Pâques et ajoute la même année la mort d’Ermengarde, vicomtesse de Narbonne, qui est à rapporter à l’année 1196 (fol. 14 v°). Le ms fr 14 507 date correctement ces trois événements (fol. 47 v°-48). Le H 119 date correctement la mort d’Alfonso II et de Uc III de Millau (fol. LXXXII v°) mais donne octobre 1186 pour le mariage de Raimon VI et de Jeanne d’Angleterre (fol. LXXXII). Le ms fr 11795 place la mort d’Alfonso II d’Aragon et d’Uc de Rodez en 1186 (fol. LXVII). </text:span></text:p>
      <text:p text:style-name="P3"/>
      <text:p text:style-name="P1"><text:span text:style-name="T2">1189 </text:span><text:span text:style-name="T18">(à corriger en 1199) : C’est sous l’épiscopat de Johan de Montlaur, évêque de Maguelone, que ce prélat, afin de célébrer les miracles qui se multipliaient en l’église Notre-Dame-des-Tables et qui étaient attribués à la statue de la Vierge Noire (la </text:span><text:span text:style-name="T3">majestat antiqua</text:span><text:span text:style-name="T18">) ramenée de Terre Sainte par Guilhem V, institua la fête des Miracles de Notre-Dame-des-Tables fixée au 31 août. Voir à ce sujet L. </text:span><text:span text:style-name="T16">Guiraud</text:span><text:span text:style-name="T18">, </text:span><text:span text:style-name="T3">Histoire du culte et des miracles de Notre-Dame-des-Tables</text:span><text:span text:style-name="T18">, Montpellier, 1885. </text:span></text:p>
      <text:p text:style-name="P1"><text:span text:style-name="T3">Variantes </text:span><text:span text:style-name="T18">: Le ms de Bruxelles donne cependant comme date 1199 et non 1189 (fol. 15) comme le fait aussi le H 119 (fol. LXXXII v°) qui date en revanche la mort de Richard Cœur de Lion de 1189 de même d’ailleurs que le ms fr 11795 (fol. LXVII v°) qui place aussi « las vertutz » de Notre-Dame en 1199 (fol. LXVII v°).</text:span></text:p>
      <text:p text:style-name="P3">C’est le 6 avril 1199 que Richard Cœur de Lion, roi d’Angleterre, fut tué lors du siège de Châlus.</text:p>
      <text:p text:style-name="P3"/>
      <text:p text:style-name="P1"><text:span text:style-name="T2">1203</text:span><text:span text:style-name="T18"> : La mort de Guilhem VIII (1157-1202), seigneur de Montpellier, est datée du 9 novembre 1202. Il avait eu, avant de mourir, le temps de faire célébrer le mariage de sa fille Agnès, née de son union non-reconnue par la papauté avec Agnès de Castille (il avait, pour épouser Agnès de Castille en 1187, répudié sa première épouse, Eudoxie Comnène) et de Raimon Rotgier Trencavel (1185-1209), vicomte de Béziers et de Carcassonne. <text:s text:c="2"/></text:span></text:p>
      <text:p text:style-name="P3"/>
      <text:p text:style-name="P1"><text:span text:style-name="T2">1204 </text:span><text:span text:style-name="T18">: Le mariage entre Pere II (1174-1213), roi d’Aragon, et Maria de Montpellier (1182-1213), fille de Guilhem VIII et d’Eudoxie Comnène, fut célébré le 15 juin en 1204 dans la maison de la Milice du Temple de Montpellier. Le contrat de mariage se trouve reproduit dans le </text:span><text:span text:style-name="T3">Grand Thalamus</text:span><text:span text:style-name="T18"> de Montpellier. De ce fait, il est hautement improbable que le rédacteur de la notice ait pu commettre une erreur sur le mois. En revanche, la datation du contrat continue d’utiliser le calendrier romain : le contrat porte donc la date du 17 des calendes de juillet 1204, ce qui semble expliquer la mention du mois de juillet. C’est ce même jour du 15 juin 1204 que Pere II d’Aragon et Maria de Montpellier confirmèrent les coutumes de Montpellier et confièrent à sept conseillers la tâche de coucher par écrit ces coutumes et, éventuellement, de les réformer</text:span>. L’original du contrat de <text:soft-page-break/>mariage se trouve aux Archives Nationales de France (P 1353, n° 736-6) et est publié par M. <text:span text:style-name="T14">Alvira Cabrer</text:span>, <text:span text:style-name="T4">Pedro el Católico, rey de Aragón y conde de Barcelona</text:span>, Zaragoza, 2010, vol. 2, document 466 (consultable en ligne sur <text:a xlink:type="simple" xlink:href="http://www.jaumeprimer.uji.es/"><text:span text:style-name="Internet_20_link">http://www.jaumeprimer.uji.es</text:span></text:a>).</text:p>
      <text:p text:style-name="P1"><text:span text:style-name="T4">Variantes </text:span>: Le ms de Bruxelles inscrit ce mariage dans une séquence plus longue : « Et en aquel an en abril trais lo rei d’Aragon la dona Maria de Monpeslier et espozet la. En l’an de M CC IIII en jull, pres lo Rei d’Aragon la regina a Monpeslier. Et en aquel an fon barrejatz l’alberc d’en B. Lambert e [de] maistre Gui e d’en Uc de Tornamira » (fol. 14-14 v°). En avril 1204, Pere II d’Aragon rencontra à Millau le comte de Toulouse Raimon VI et conclut avec lui un véritable traité d’alliance ; en outre, le comte prêta 150 000 sous melgoriens au roi qui lui remit en gage Millau et le Gévaudan. Rien ne semble cependant indiquer que le mariage entre Pere II et Maria de Montpellier ait été conclu dès ce moment-là. Les hôtels qui furent détruits en 1204 appartenaient à des proches de Guilhem VIII : Bérenger Lambert avait été son baile et maître Gui Francesc était un juriste réputé dont André Gouron voit la patte dans l’acte de renonciation de Maria de Montpellier à l’ensemble de ses droits à l’occasion de son mariage avec le comte de Comminges en décembre 1197 (voir à son sujet A. G<text:span text:style-name="T14">ouron</text:span>, « Autour de Placentin à Montpellier : Maître Gui et Pierre de Cardona », <text:span text:style-name="T4">Studia Gratiana</text:span>, XIX, 1976, p. 337-354). Maître Gui, Bérenger Lambert et <text:span text:style-name="T4">Marchus </text:span>Tornamira font partie des habitants exilés en 1204 que, le 15 juin 1204, Pere II et Maria de Montpellier jurèrent de ne jamais autoriser à revenir dans la ville. Sur ces événements, voir H. <text:span text:style-name="T14">Vidal</text:span>, « L’Aragon et la révolution montpelliéraine de 1204 », <text:span text:style-name="T4">Montpellier, la couronne d’Aragon et les pays de langue d’oc (1204-1349)</text:span>, Montpellier, 1987, p. 43-60. <text:s text:c="4"/></text:p>
      <text:p text:style-name="P1"/>
      <text:p text:style-name="P1"><text:span text:style-name="T1">1192</text:span> : La date de la mort de ce brillant juriste venu de Bologne enseigner le droit à Montpellier et considéré ici comme le premier docteur en droit à avoir enseigné à Montpellier est fausse. André Gouron a parfaitement montré que cette date est trop tardive et doit sans doute être rapportée à l’année 1182. Quant au quantième qui est le 12 février, le même André Gouron le considère comme suspect ; voir A. <text:span text:style-name="T14">Gouron</text:span> et L. <text:span text:style-name="T14">Montazel</text:span>, « La date de la mort de Placentin : une fausse certitude », <text:span text:style-name="T4">Revue d’Histoire du droit</text:span>, t. LXI, vol. 4, 1993, p. 481-492. En ce qui concerne le lieu d’inhumation, il s’agit du cimetière Saint-Barthélemy auquel était associée la chapelle Saint-Cléophas, dédiée à l’un des pèlerins d’Emmaüs, dont Guilhem V avait rapporté les reliques de Terre Sainte. Ce cimetière se trouvait au-delà du faubourg de la Saunerie, le long de la route qui menait à Béziers. <text:s text:c="2"/></text:p>
      <text:p text:style-name="P1"/>
      <text:p text:style-name="P1"><text:span text:style-name="T1">1204</text:span> : L’assertion selon laquelle en 1204 se placerait le commencement du consulat n’est qu’une reconstruction a posteriori. Les douze individus qui figurent comme consuls sous l’année 1204 ne portaient alors, tout au plus, que le titre de conseillers et il fallut attendre juillet 1206 pour que les représentants de la communauté se voient qualifier de consuls. Signalons que, parmi les douze personnages figurant dans cet article comme individu, P. Lobet, Luchas Polverel, R. Benereg, B. de la Gleyza et P. de Bizancas figurent parmi les sept conseillers désignés par Pere II d’Aragon et Maria de Montpellier le 15 juin 1204 pour coucher par écrit les coutumes de Montpellier.</text:p>
      <text:p text:style-name="P1"/>
      <text:p text:style-name="P1"><text:span text:style-name="T1">1207</text:span> : Jaume I<text:span text:style-name="T9">er</text:span> d’Aragon, fils de Pere II d’Aragon et de Maria de Montpellier, naquit à Montpellier dans la maison de la famille des Tournemire dans la nuit du 1<text:span text:style-name="T9">er</text:span> au 2 février 1208. L’année commençant alors le 25 mars (style de l’Annonciation), la date de 1207 indiquée ici est rigoureusement exacte. </text:p>
      <text:p text:style-name="P1"><text:span text:style-name="T4">Variantes </text:span>: Le ms fr 14507 nous apprend qu’il s’agissait d’un vendredi (fol. 48).</text:p>
      <text:p text:style-name="P1"/>
      <text:p text:style-name="P1"><text:span text:style-name="T2">1209</text:span><text:span text:style-name="T18"> : La prise de Béziers par les croisés eut lieu le 22 juillet 1209, jour de la Madeleine, ce qui frappa certains contemporains qui y virent un châtiment divin en raison du meurtre du vicomte de Béziers, Raymond Trencavel, perpétré par les </text:span><text:span text:style-name="T3">cives</text:span><text:span text:style-name="T18"> de la ville en octobre 1167, dans l’église de la Madeleine qui constituait l’église civique de Béziers. Les chefs militaires de l’armée croisée étaient Eudes III, duc de Bourgogne (1166-1218), le comte de Nevers Hervé IV de Donzy (avant 1187-1222) et Gauthier de Châtillon, comte de Saint-Pol (v. 1162-1219) qui était aussi sénéchal de Bourgogne. Sur cet épisode, voir M. </text:span><text:span text:style-name="T16">Bourin</text:span><text:span text:style-name="T18"> (dir.), </text:span><text:span text:style-name="T3">En Languedoc au XIII</text:span><text:span text:style-name="T11">e</text:span><text:span text:style-name="T3"> siècle : le temps du sac </text:span><text:soft-page-break/><text:span text:style-name="T3">de Béziers</text:span><text:span text:style-name="T18">, Perpignan, Presses Universitaires de Perpignan, 2010.</text:span></text:p>
      <text:p text:style-name="P3"/>
      <text:p text:style-name="P1"><text:span text:style-name="T2">1212</text:span><text:span text:style-name="T18"> : </text:span></text:p>
      <text:p text:style-name="P1"><text:span text:style-name="T18">Johan de Latas, signalé comme </text:span><text:span text:style-name="T3">causidicus</text:span><text:span text:style-name="T18">, fit partie de la commission chargée de la mise au point de la coutume en 1204. Il fut par la suite juge de l’évêque de Maguelone en 1214 et porta le titre de juge et chancelier de l’évêque de 1226 à 1232 ; voir H. </text:span><text:span text:style-name="T16">Vidal</text:span><text:span text:style-name="T18">, « Les premiers avocats à Montpellier, XII</text:span><text:span text:style-name="T12">e</text:span><text:span text:style-name="T18"> et XIII</text:span><text:span text:style-name="T12">e</text:span><text:span text:style-name="T18"> siècles », dans I</text:span><text:span text:style-name="T16">D</text:span><text:span text:style-name="T18">., </text:span><text:span text:style-name="T3">Montpellier et les Guilhems</text:span><text:span text:style-name="T18">, Montpellier, 2012, p. 187-202, plus particulièrement p. 196. <text:s/></text:span></text:p>
      <text:p text:style-name="P3">Cette mention synthétise en réalité divers événements survenus dans la péninsule ibérique cette année-là. La prise de Calatrava par les armées conjointes d’Alfonso VIII de Castille, de Pere II d’Aragon et d’Alfonso IX de Léon et la participation de croisés venus du royaume de France sous la conduite du légat pontifical et archevêque de Narbonne Arnaud Amaury eut lieu en juin 1212. Elle précéda la victoire de Las Navas de Tolosa remportée le 16 juillet 1212 par les souverains chrétiens sur les troupes almohades. En revanche, la prise, toute temporaire, de Baeza (Beda) eut lieu après cette bataille.</text:p>
      <text:p text:style-name="P1"><text:span text:style-name="T3">Variantes </text:span><text:span text:style-name="T18">: Le ms de Bruxelles explicite plus clairement les choses : « En l’an de M e CC XII fon preza Calatrava lo premier jorn de jull. E tres setmanas apres fon facha la batalha d’Espanha, e fes la lo rei d’Espanha, d’Aragon e de Castella, e de Navarra e lur ost » (fol. 15). Le ms fr 11795 omet le roi « d’Espanha » ce qui est plus logique (fol. LXVII v°).</text:span></text:p>
      <text:p text:style-name="P3"/>
      <text:p text:style-name="P1"><text:span text:style-name="T2">1213</text:span><text:span text:style-name="T18"> : Maria de Montpellier mourut le 19 avril 1213 à Rome où elle s’était rendue auprès du pape Innocent III afin d’obtenir qu’il ne prononce pas la dissolution de son mariage avec Pere II d’Aragon, ce que le souverain tentait d’obtenir. Pere mourut sur le champ de bataille de Muret lors de la bataille livrée contre Simon de Montfort le 12 septembre 1213. Les autres événements mentionnés ici doivent en revanche être rapportés aux années 1217-1218. C’est en effet le 13 septembre 1217 que Raimon VI, comte de Toulouse (1156-1222) accompagné de Raimon Rotgier, comte de Foix (1152-1223), put entrer de nouveau dans Toulouse. C’est au cours du siège mené pour tenter de reconquérir cette ville que Simon de Montfort fut tué le 25 juin 1218.</text:span></text:p>
      <text:p text:style-name="P1"><text:span text:style-name="T3">Variantes </text:span><text:span text:style-name="T18">: Le ms de Bruxelles précise que c’est le 19 avril que mourut Maria de Montpellier et que c’est la veille de la Sainte Croix (14 septembre) qu’eut lieu la bataille de Muret (fol. 15 v°). Le ms fr 14507 donne bien pour la mort de Simon de Montfort le mois de juin (fol. 48) alors que le H 119 donne le mois de juillet (fol. 119), mais tous ces manuscrits rapportent l’entrée de Raimon VI et la mort de Simon de Montfort à l’année 1213 comme le fait aussi le ms fr 11 795 (fol. LXVIII).</text:span></text:p>
      <text:p text:style-name="P3"/>
      <text:p text:style-name="P1"><text:span text:style-name="T2">1214</text:span><text:span text:style-name="T18"> : Peire Lucian, frère de Johan Lucian, est signalé comme </text:span><text:span text:style-name="T3">causidicus</text:span><text:span text:style-name="T18"> et fut membre du « conseil de régence » institué dans son testament par Guilhem VIII pour assurer la tutelle de son fils mineur. Peire Lucian a également fait partie de la commission qui mit au point la rédaction de la coutume en 1204. Sur ce personnage ; voir H. </text:span><text:span text:style-name="T16">Vidal</text:span><text:span text:style-name="T18">, « Les premiers avocats… », art. cit., plus particulièrement p. 195-196.</text:span></text:p>
      <text:p text:style-name="P3"/>
      <text:p text:style-name="P1"><text:span text:style-name="T2">1217</text:span><text:span text:style-name="T18"> : La prise de Bernis (cant. Vauvert, arr. de Nîmes, Gard) par Simon de Montfort eut lieu à la fin du mois de juin 1217 et Simon de Montfort fit pendre la plupart des habitants. Ce massacre frappa suffisamment les esprits pour figurer dans la </text:span><text:span text:style-name="T3">Canso de la crosada </text:span><text:span text:style-name="T18">: « E pois destruiz Berniz, a tort e a pecat,/On aucis mot bon ome complit de veritat,/Que fazian almoinas e semenavan blat/ E mot bon cavaer, que no eran dampnat » (laisse 180, vers 29-32).</text:span></text:p>
      <text:p text:style-name="P1"><text:span text:style-name="T3">Variantes </text:span><text:span text:style-name="T18">: Le ms de Bruxelles date mal cet épisode en le situant en 1227 mais ajoute la précision surprenante que Simon de Monfort fit pendre 173 habitants (fol. 16). Le ms fr 11795 date aussi cet épisode de 1227 et précise que furent pendus 29 et 14 hommes (fol. LXVIII).</text:span></text:p>
      <text:p text:style-name="P3">Madières, village situé dans la vallée de la Vis à cheval sur les communes de Saint-Maurice de Navacelles et de Rogues, était situé sur le trajet d’une ancienne voie romaine se dirigeant au nord vers Le Vigan et contrôlait le passage de la Vis. </text:p>
      <text:p text:style-name="P1"><text:span text:style-name="T3">Variantes </text:span><text:span text:style-name="T18">: La prise du château de Madières eut lieu le 22 janvier, fête de la Saint-Vincent, précision </text:span><text:soft-page-break/><text:span text:style-name="T18">qui est donnée dans le AA 4 (fol. LXXXIIII v°), si bien qu’il faut corriger la date : c’est donc le 22 janvier 1218 qu’eut lieu cette opération conduite par les milices de Montpellier. Le ms fr 14507 de la BNF livre la version suivante : « Et en aquel an, prezeron li homes de Montpellier Madieyras que son en Larzac, e deroqueron lo castel, e cremeron los vals, car lo senhor del castel raubava los camins ». Cette précision permet de comprendre que cette expédition militaire s’inscrit dans le cadre de la tentative d’une mise en place par le consulat de Montpellier d’un véritable </text:span><text:span text:style-name="T3">contado</text:span><text:span text:style-name="T18"> dont la manifestation première fut d’assurer la liberté de circulation et de commerce en luttant contre les seigneurs pillards de l’arrière-pays. Une telle politique avait été suivie par les capitouls de Toulouse dès la fin du XII</text:span><text:span text:style-name="T12">e</text:span><text:span text:style-name="T18"> siècle. </text:span></text:p>
      <text:p text:style-name="P3"/>
      <text:p text:style-name="P1"><text:span text:style-name="T2">1220</text:span><text:span text:style-name="T18"> : Le </text:span><text:span text:style-name="T3">castrum</text:span><text:span text:style-name="T18"> de Servian échappa à l’autorité du comte Amaury de Montfort, qui avait succédé à son père Simon, peu après Pâques 1220. Cette rébellion s’inscrit dans le mouvement de débâcle générale des positions d’Amaury qui suivit la défaite de ses troupes à Baziège au printemps 1219. Le massacre de la population par Amaury lors de la reprise de Servian doit être vu comme un signal envoyé aux autres </text:span><text:span text:style-name="T3">castra</text:span><text:span text:style-name="T18"> du Biterrois qui s’étaient massivement engagés dans la rébellion.</text:span></text:p>
      <text:p text:style-name="P3"/>
      <text:p text:style-name="P1"><text:span text:style-name="T2">1221</text:span><text:span text:style-name="T18"> : </text:span></text:p>
      <text:p text:style-name="P1"><text:span text:style-name="T3">Variantes </text:span><text:span text:style-name="T18">: Le AA4 ajoute à la suite des listes consulaires : </text:span><text:span text:style-name="T3">Qui consules supradicti proxime fecerunt incoari et scribi hoc registrum</text:span><text:span text:style-name="T18"> (fol. LXXXIV v°) ce qui constitue la mention la plus précoce de la confection de ce registre de fastes consulaires</text:span></text:p>
      <text:p text:style-name="P3"/>
      <text:p text:style-name="P1"><text:span text:style-name="T2">1222 </text:span><text:span text:style-name="T18">: à propos de la mort de Guiraut Atbran, le AA 4 (fol. LXXXIV v°) permet d’apporter les précisions suivantes : Guiraut Atbran mourut le 5 des nones de juillet et Raymon Atbran qui le remplaça était son propre père.</text:span></text:p>
      <text:p text:style-name="P3">Boisseron, canton de Lunel, arr. de Montpellier, Hérault. Cette opération menée par les milices communales de la ville et qui, selon le AA 4 (fol. LXXXIIII v°), eut lieu le 17 mai ne doit sans doute pas être mise en rapport avec un épisode de la Croisade des Albigeois mais semble bien plutôt s’inscrire dans la politique de maîtrise de l’arrière-pays menée par les consuls de Montpellier et évoquée précédemment. </text:p>
      <text:p text:style-name="P3">Raimon VI, comte de Toulouse, mourut à Toulouse le 2 août 1222.</text:p>
      <text:p text:style-name="P3"/>
      <text:p text:style-name="Text_20_body"><text:span text:style-name="T1">1223 </text:span>: Philippe Auguste mourut à Mantes le 14 juillet et non le 17 de ce mois. </text:p>
      <text:p text:style-name="Text_20_body">Sant G. de Marselha pourrait éventuellement être identifié à Jean de Matha (1169-1213). </text:p>
      <text:p text:style-name="Text_20_body">[qui fut le fondateur de l’ordre des Trinitaires en 1198 dont l’une des premières maisons se trouvait à Montpellier. Jean de Matha était en effet d’origine provençale et avait suivi une partie de son éducation à Saint-Victor de Marseille. Il mourut à Rome le 17 décembre 1213 et il est possible que l’initiale G corresponde à l’italianisation de son prénom en Giovanni. En outre, inhumé au couvent de Saint-Thomas-in-Formis que le pape Innocent III avait concédé à l’ordre des Trinitaires en 1208, son corps provoqua de nombreux miracles. Argument supplémentaire en faveur de cette identification, la première maison de l’ordre fondée sur les rives de la Méditerranée le fut précisément à Marseille. En revanche, sans doute faut-il corriger le texte et retenir la leçon donnée par le ms de Bruxelles et le ms fr 11795 : « per la cros que avia levada » (fol. 15 v°) et non « per la crozada ». La croix ferait allusion à la croix pattée rouge et bleue sur fond blanc qui était l’insigne des Trinitaires et figurait sur le manteau et le scapulaire de ces religieux. <text:span text:style-name="T19">Sur le développement de cet ordre consacré au rachat des captifs chrétiens tombés aux mains des Musulmans, voir G. </text:span><text:span text:style-name="T17">Cipollone</text:span><text:span text:style-name="T19">, « L’ordre de la Sainte Trinité et de la rédemption des captifs (1198). Les Trinitaires dans le Midi », </text:span><text:span text:style-name="T3">Islam et chrétiens du Midi (XIIe-XIVe s.</text:span><text:span text:style-name="T19">), </text:span>Cahiers de Fanjeaux n° 18<text:span text:style-name="T3">, </text:span><text:span text:style-name="T19">Toulouse, Privat, 1983, p. 135-156 et dans le même volume D. </text:span><text:span text:style-name="T17">Le Blévec</text:span><text:span text:style-name="T19">, « Le rachat des Provençaux captifs au XIV</text:span><text:span text:style-name="T13">e</text:span><text:span text:style-name="T19"> siècle. Le commerce et la religion », p. 157-168.] <text:s text:c="2"/></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rps_20_de_20_texte_20_2" style:display-name="Corps de texte 2" style:family="paragraph" style:parent-style-name="Standard">
      <style:paragraph-properties fo:text-align="justify" style:justify-single-word="false"/>
      <style:text-properties fo:color="#ff0000"/>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ence Clavaud</meta:initial-creator>
    <meta:creation-date>2013-01-18T17:27:13.01</meta:creation-date>
    <meta:document-statistic meta:table-count="0" meta:image-count="0" meta:object-count="0" meta:page-count="5" meta:paragraph-count="49" meta:word-count="3644" meta:character-count="20586"/>
    <dc:date>2013-01-18T17:27:37.22</dc:date>
    <dc:creator>Florence Clavaud</dc:creator>
    <meta:editing-duration>PT24S</meta:editing-duration>
    <meta:editing-cycles>1</meta:editing-cycles>
    <meta:generator>OpenOffice.org/3.4.1$Win32 OpenOffice.org_project/341m1$Build-9593</meta:generator>
  </office:meta>
</office:document-meta>
</file>